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06000002FB74EFFE27A1C51684.png" manifest:media-type="image/png"/>
  <manifest:file-entry manifest:full-path="Pictures/100000010000030E000002FBB83CD5DC4815309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87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15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5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653cm" loext:decorative="false"/>
      <style:paragraph-properties style:writing-mode="lr-tb"/>
    </style:style>
    <style:style style:name="gr6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002cm" fo:min-width="0cm" fo:wrap-option="wrap" loext:decorative="false"/>
    </style:style>
    <style:style style:name="gr7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2.165cm" loext:decorative="false"/>
    </style:style>
    <style:style style:name="gr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12.121cm" fo:min-width="0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/>
    </style:style>
    <style:style style:name="P3" style:family="paragraph">
      <loext:graphic-properties draw:fill="none" draw:fill-color="#ffffff"/>
      <style:text-properties fo:color="#800080" loext:opacity="100%" fo:font-size="20pt" fo:font-weight="normal"/>
    </style:style>
    <style:style style:name="P4" style:family="paragraph">
      <loext:graphic-properties draw:fill="none" draw:fill-color="#ffffff"/>
      <style:text-properties fo:color="#808080" loext:opacity="100%" fo:font-size="20pt" fo:font-weight="normal"/>
    </style:style>
    <style:style style:name="P5" style:family="paragraph">
      <loext:graphic-properties draw:fill="none" draw:fill-color="#ffffff"/>
      <style:text-properties fo:font-size="21pt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="none" draw:fill-color="#ffffff"/>
      <style:text-properties fo:color="#ff0000" loext:opacity="100%" fo:font-weight="bold"/>
    </style:style>
    <style:style style:name="T1" style:family="text">
      <style:text-properties fo:font-size="20pt" fo:font-weight="bold"/>
    </style:style>
    <style:style style:name="T2" style:family="text">
      <style:text-properties fo:color="#800080" loext:opacity="100%" fo:font-size="20pt" fo:font-weight="normal"/>
    </style:style>
    <style:style style:name="T3" style:family="text">
      <style:text-properties fo:color="#808080" loext:opacity="100%" fo:font-size="20pt" fo:font-weight="normal"/>
    </style:style>
    <style:style style:name="T4" style:family="text">
      <style:text-properties fo:font-size="21pt" fo:font-weight="bold"/>
    </style:style>
    <style:style style:name="T5" style:family="text">
      <style:text-properties fo:font-size="21pt"/>
    </style:style>
    <style:style style:name="T6" style:family="text">
      <style:text-properties fo:font-size="21pt" fo:font-style="italic"/>
    </style:style>
    <style:style style:name="T7" style:family="text">
      <style:text-properties fo:color="#ff0000" loext:opacity="100%" fo:font-size="21pt"/>
    </style:style>
    <style:style style:name="T8" style:family="text">
      <style:text-properties fo:color="#800080" loext:opacity="100%" fo:font-size="21pt"/>
    </style:style>
    <style:style style:name="T9" style:family="text">
      <style:text-properties fo:color="#ff0000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155cm" svg:height="14.94cm" svg:x="4.867cm" svg:y="0.936cm">
          <draw:image xlink:href="Pictures/1000000100000306000002FB74EFFE27A1C51684.png" xlink:type="simple" xlink:show="embed" xlink:actuate="onLoad" draw:mime-type="image/png">
            <text:p/>
          </draw:image>
        </draw:frame>
        <draw:frame draw:style-name="gr2" draw:text-style-name="P2" draw:layer="layout" svg:width="1.345cm" svg:height="1.128cm" svg:x="11.876cm" svg:y="15.702cm">
          <draw:text-box>
            <text:p><text:span text:style-name="T1">40</text:span></text:p>
          </draw:text-box>
        </draw:frame>
        <draw:frame draw:style-name="gr2" draw:text-style-name="P2" draw:layer="layout" svg:width="1.345cm" svg:height="1.128cm" draw:transform="rotate (1.56643300366491) translate (3.832cm 8.866cm)">
          <draw:text-box>
            <text:p><text:span text:style-name="T1">40</text:span></text:p>
          </draw:text-box>
        </draw:frame>
        <draw:frame draw:style-name="gr3" draw:text-style-name="P2" draw:layer="layout" svg:width="1.108cm" svg:height="1.404cm" svg:x="4.042cm" svg:y="15.623cm">
          <draw:text-box>
            <text:p><text:span text:style-name="T1">x</text:span></text:p>
          </draw:text-box>
        </draw:frame>
      </draw:page>
      <draw:page draw:name="page2" draw:style-name="dp1" draw:master-page-name="Standard">
        <draw:frame draw:style-name="gr1" draw:text-style-name="P1" draw:layer="layout" svg:width="15.155cm" svg:height="14.94cm" svg:x="4.867cm" svg:y="0.937cm">
          <draw:image xlink:href="Pictures/1000000100000306000002FB74EFFE27A1C51684.png" xlink:type="simple" xlink:show="embed" xlink:actuate="onLoad" draw:mime-type="image/png">
            <text:p/>
          </draw:image>
        </draw:frame>
        <draw:frame draw:style-name="gr2" draw:text-style-name="P3" draw:layer="layout" svg:width="1.345cm" svg:height="1.128cm" svg:x="11.876cm" svg:y="15.703cm">
          <draw:text-box>
            <text:p><text:span text:style-name="T2">40</text:span></text:p>
          </draw:text-box>
        </draw:frame>
        <draw:frame draw:style-name="gr2" draw:text-style-name="P3" draw:layer="layout" svg:width="1.345cm" svg:height="1.128cm" draw:transform="rotate (1.56643300366491) translate (3.832cm 8.867cm)">
          <draw:text-box>
            <text:p><text:span text:style-name="T2">40</text:span></text:p>
          </draw:text-box>
        </draw:frame>
        <draw:frame draw:style-name="gr3" draw:text-style-name="P4" draw:layer="layout" svg:width="1.108cm" svg:height="1.404cm" svg:x="4.042cm" svg:y="15.624cm">
          <draw:text-box>
            <text:p><text:span text:style-name="T3">x</text:span></text:p>
          </draw:text-box>
        </draw:frame>
        <draw:frame draw:style-name="gr4" draw:text-style-name="P5" draw:layer="layout" svg:width="16.397cm" svg:height="1.209cm" svg:x="4.46cm" svg:y="16.704cm">
          <draw:text-box>
            <text:p><text:span text:style-name="T4">Interval_real</text:span><text:span text:style-name="T5"> (</text:span><text:span text:style-name="T6">min</text:span><text:span text:style-name="T5"> = </text:span><text:span text:style-name="T7">-2</text:span><text:span text:style-name="T5">, </text:span><text:span text:style-name="T6">max</text:span><text:span text:style-name="T5"> = </text:span><text:span text:style-name="T7">1</text:span><text:span text:style-name="T5">, </text:span><text:span text:style-name="T6">size</text:span><text:span text:style-name="T5"> = </text:span><text:span text:style-name="T8">40</text:span><text:span text:style-name="T5">)</text:span></text:p>
          </draw:text-box>
        </draw:frame>
        <draw:frame draw:style-name="gr5" draw:text-style-name="P5" draw:layer="layout" svg:width="16.338cm" svg:height="1.903cm" draw:transform="rotate (1.5699236621689) translate (1.26cm 16.95cm)">
          <draw:text-box>
            <text:p><text:span text:style-name="T4">Interval_im</text:span><text:span text:style-name="T5"> (</text:span><text:span text:style-name="T6">min</text:span><text:span text:style-name="T5"> = </text:span><text:span text:style-name="T7">-1.5</text:span><text:span text:style-name="T5">, </text:span><text:span text:style-name="T6">max</text:span><text:span text:style-name="T5"> = </text:span><text:span text:style-name="T7">1.5</text:span><text:span text:style-name="T5">, </text:span><text:span text:style-name="T6">size</text:span><text:span text:style-name="T5"> = </text:span><text:span text:style-name="T8">40</text:span><text:span text:style-name="T5">)</text:span></text:p>
          </draw:text-box>
        </draw:frame>
      </draw:page>
      <draw:page draw:name="page3" draw:style-name="dp1" draw:master-page-name="Standard">
        <draw:frame draw:style-name="gr1" draw:text-style-name="P1" draw:layer="layout" svg:width="15.155cm" svg:height="14.94cm" svg:x="4.867cm" svg:y="0.937cm">
          <draw:image xlink:href="Pictures/1000000100000306000002FB74EFFE27A1C51684.png" xlink:type="simple" xlink:show="embed" xlink:actuate="onLoad" draw:mime-type="image/png">
            <text:p/>
          </draw:image>
        </draw:frame>
        <draw:frame draw:style-name="gr2" draw:text-style-name="P3" draw:layer="layout" svg:width="1.345cm" svg:height="1.128cm" svg:x="11.876cm" svg:y="15.703cm">
          <draw:text-box>
            <text:p><text:span text:style-name="T2">40</text:span></text:p>
          </draw:text-box>
        </draw:frame>
        <draw:frame draw:style-name="gr2" draw:text-style-name="P3" draw:layer="layout" svg:width="1.345cm" svg:height="1.128cm" draw:transform="rotate (1.56643300366491) translate (3.832cm 8.867cm)">
          <draw:text-box>
            <text:p><text:span text:style-name="T2">40</text:span></text:p>
          </draw:text-box>
        </draw:frame>
        <draw:frame draw:style-name="gr3" draw:text-style-name="P4" draw:layer="layout" svg:width="1.108cm" svg:height="1.404cm" svg:x="4.042cm" svg:y="15.624cm">
          <draw:text-box>
            <text:p><text:span text:style-name="T3">x</text:span></text:p>
          </draw:text-box>
        </draw:frame>
        <draw:frame draw:style-name="gr4" draw:text-style-name="P5" draw:layer="layout" svg:width="16.397cm" svg:height="1.209cm" svg:x="4.46cm" svg:y="16.704cm">
          <draw:text-box>
            <text:p><text:span text:style-name="T4">Interval_real</text:span><text:span text:style-name="T5"> (</text:span><text:span text:style-name="T6">min</text:span><text:span text:style-name="T5"> = </text:span><text:span text:style-name="T7">-2</text:span><text:span text:style-name="T5">, </text:span><text:span text:style-name="T6">max</text:span><text:span text:style-name="T5"> = </text:span><text:span text:style-name="T7">1</text:span><text:span text:style-name="T5">, </text:span><text:span text:style-name="T6">size</text:span><text:span text:style-name="T5"> = </text:span><text:span text:style-name="T8">40</text:span><text:span text:style-name="T5">)</text:span></text:p>
          </draw:text-box>
        </draw:frame>
        <draw:frame draw:style-name="gr5" draw:text-style-name="P5" draw:layer="layout" svg:width="16.338cm" svg:height="1.903cm" draw:transform="rotate (1.5699236621689) translate (1.26cm 16.95cm)">
          <draw:text-box>
            <text:p><text:span text:style-name="T4">Interval_im</text:span><text:span text:style-name="T5"> (</text:span><text:span text:style-name="T6">min</text:span><text:span text:style-name="T5"> = </text:span><text:span text:style-name="T7">-1.5</text:span><text:span text:style-name="T5">, </text:span><text:span text:style-name="T6">max</text:span><text:span text:style-name="T5"> = </text:span><text:span text:style-name="T7">1.5</text:span><text:span text:style-name="T5">, </text:span><text:span text:style-name="T6">size</text:span><text:span text:style-name="T5"> = </text:span><text:span text:style-name="T8">40</text:span><text:span text:style-name="T5">)</text:span></text:p>
          </draw:text-box>
        </draw:frame>
        <draw:custom-shape draw:style-name="gr6" draw:text-style-name="P6" draw:layer="layout" svg:width="0.356cm" svg:height="0.356cm" svg:x="7.537cm" svg:y="2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665cm" svg:height="0.116cm" svg:x="4.793cm" svg:y="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13cm" svg:height="12.371cm" svg:x="7.659cm" svg:y="3.457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635cm" svg:height="0.962cm" svg:x="6.834cm" svg:y="15.926cm">
          <draw:text-box>
            <text:p><text:span text:style-name="T9">-1.6</text:span></text:p>
          </draw:text-box>
        </draw:frame>
        <draw:frame draw:style-name="gr9" draw:text-style-name="P7" draw:layer="layout" svg:width="1.635cm" svg:height="0.962cm" svg:x="3.179cm" svg:y="2.668cm">
          <draw:text-box>
            <text:p><text:span text:style-name="T9">0.9i</text:span></text:p>
          </draw:text-box>
        </draw:frame>
      </draw:page>
      <draw:page draw:name="page4" draw:style-name="dp1" draw:master-page-name="Standard">
        <draw:frame draw:style-name="gr1" draw:text-style-name="P1" draw:layer="layout" svg:width="15.172cm" svg:height="14.803cm" svg:x="4.894cm" svg:y="0.951cm">
          <draw:image xlink:href="Pictures/100000010000030E000002FBB83CD5DC48153091.png" xlink:type="simple" xlink:show="embed" xlink:actuate="onLoad" draw:mime-type="image/png">
            <text:p/>
          </draw:image>
        </draw:frame>
        <draw:frame draw:style-name="gr2" draw:text-style-name="P3" draw:layer="layout" svg:width="1.345cm" svg:height="1.128cm" svg:x="11.876cm" svg:y="15.703cm">
          <draw:text-box>
            <text:p><text:span text:style-name="T2">40</text:span></text:p>
          </draw:text-box>
        </draw:frame>
        <draw:frame draw:style-name="gr2" draw:text-style-name="P3" draw:layer="layout" svg:width="1.345cm" svg:height="1.128cm" draw:transform="rotate (1.56643300366491) translate (3.832cm 8.867cm)">
          <draw:text-box>
            <text:p><text:span text:style-name="T2">40</text:span></text:p>
          </draw:text-box>
        </draw:frame>
        <draw:frame draw:style-name="gr3" draw:text-style-name="P4" draw:layer="layout" svg:width="1.108cm" svg:height="1.404cm" svg:x="4.042cm" svg:y="15.624cm">
          <draw:text-box>
            <text:p><text:span text:style-name="T3">x</text:span></text:p>
          </draw:text-box>
        </draw:frame>
        <draw:frame draw:style-name="gr4" draw:text-style-name="P5" draw:layer="layout" svg:width="16.397cm" svg:height="1.209cm" svg:x="4.46cm" svg:y="16.704cm">
          <draw:text-box>
            <text:p><text:span text:style-name="T4">Interval_real</text:span><text:span text:style-name="T5"> (</text:span><text:span text:style-name="T6">min</text:span><text:span text:style-name="T5"> = </text:span><text:span text:style-name="T7">-2</text:span><text:span text:style-name="T5">, </text:span><text:span text:style-name="T6">max</text:span><text:span text:style-name="T5"> = </text:span><text:span text:style-name="T7">1</text:span><text:span text:style-name="T5">, </text:span><text:span text:style-name="T6">size</text:span><text:span text:style-name="T5"> = </text:span><text:span text:style-name="T8">40</text:span><text:span text:style-name="T5">)</text:span></text:p>
          </draw:text-box>
        </draw:frame>
        <draw:frame draw:style-name="gr5" draw:text-style-name="P5" draw:layer="layout" svg:width="16.338cm" svg:height="1.903cm" draw:transform="rotate (1.5699236621689) translate (1.26cm 16.95cm)">
          <draw:text-box>
            <text:p><text:span text:style-name="T4">Interval_im</text:span><text:span text:style-name="T5"> (</text:span><text:span text:style-name="T6">min</text:span><text:span text:style-name="T5"> = </text:span><text:span text:style-name="T7">-1.5</text:span><text:span text:style-name="T5">, </text:span><text:span text:style-name="T6">max</text:span><text:span text:style-name="T5"> = </text:span><text:span text:style-name="T7">1.5</text:span><text:span text:style-name="T5">, </text:span><text:span text:style-name="T6">size</text:span><text:span text:style-name="T5"> = </text:span><text:span text:style-name="T8">40</text:span><text:span text:style-name="T5">)</text:span></text:p>
          </draw:text-box>
        </draw:frame>
        <draw:custom-shape draw:style-name="gr6" draw:text-style-name="P6" draw:layer="layout" svg:width="0.356cm" svg:height="0.356cm" svg:x="7.537cm" svg:y="2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665cm" svg:height="0.116cm" svg:x="4.793cm" svg:y="3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13cm" svg:height="12.371cm" svg:x="7.659cm" svg:y="3.457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635cm" svg:height="0.962cm" svg:x="6.834cm" svg:y="15.926cm">
          <draw:text-box>
            <text:p><text:span text:style-name="T9">-1.6</text:span></text:p>
          </draw:text-box>
        </draw:frame>
        <draw:frame draw:style-name="gr9" draw:text-style-name="P7" draw:layer="layout" svg:width="1.635cm" svg:height="0.962cm" svg:x="3.179cm" svg:y="2.668cm">
          <draw:text-box>
            <text:p><text:span text:style-name="T9">0.9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5cm" fo:page-height="18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05T15:09:44.084000000</meta:creation-date>
    <meta:generator>LibreOffice/7.6.2.1$Windows_X86_64 LibreOffice_project/56f7684011345957bbf33a7ee678afaf4d2ba333</meta:generator>
    <dc:date>2024-07-26T21:43:24.761000000</dc:date>
    <meta:editing-duration>PT51M51S</meta:editing-duration>
    <meta:editing-cycles>57</meta:editing-cycles>
    <meta:print-date>2024-07-05T16:04:24.138000000</meta:print-date>
    <meta:printed-by>PDF-Dateien</meta:printed-by>
    <meta:document-statistic meta:object-count="32"/>
  </office:meta>
</office:document-meta>
</file>